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RUPO VICTORINO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8516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94244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HUANARI TEJADA, VICTOR AUGUS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806557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94244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TORRES RENGIFO, SANITH KELL YELLIZABETH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82065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8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11/2021</text:p>
          </table:table-cell>
          <table:table-cell table:style-name="Tabla2.A3" office:value-type="string">
            <text:p text:style-name="P22">84676479</text:p>
          </table:table-cell>
          <table:table-cell table:style-name="Tabla2.D3" office:value-type="string">
            <text:p text:style-name="P23">58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22:51:1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